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2.1228in"/>
    </style:style>
    <style:style style:name="co6" style:family="table-column">
      <style:table-column-properties fo:break-before="auto" style:column-width="3.1772in"/>
    </style:style>
    <style:style style:name="co7" style:family="table-column">
      <style:table-column-properties fo:break-before="auto" style:column-width="4.1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underline-style="none"/>
    </style: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dedce6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oad Sc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ding Scre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tus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ty Menu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tem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quip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ll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y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ll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e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ve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2:.B12])" office:value-type="float" office:value="29" calcext:value-type="float">
            <text:p>29</text:p>
          </table:table-cell>
          <table:table-cell table:style-name="ce8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eld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emy O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led Doo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ltiple Floo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:.B5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Tomb / Town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able NPC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ner Tomb Fire P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9:.B10]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table:style-name="ce10" office:value-type="string" calcext:value-type="string">
            <text:p>Armor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Accessory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Battle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Consumable Data</text:p>
          </table:table-cell>
          <table:table-cell table:style-name="ce10" office:value-type="float" office:value="3" calcext:value-type="float">
            <text:p>3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Shop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Weapon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4:.B19])" office:value-type="float" office:value="28" calcext:value-type="float">
            <text:p>28</text:p>
          </table:table-cell>
          <table:table-cell table:style-name="ce12"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Character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mensionali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sass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3:.B28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Level Designs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table:style-name="ce10" office:value-type="string" calcext:value-type="string">
            <text:p>Level 1 (Cave)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Level 2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3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4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5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6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7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8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9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32:.B40])" office:value-type="float" office:value="36" calcext:value-type="float">
            <text:p>36</text:p>
          </table:table-cell>
          <table:table-cell table:style-name="ce12"/>
        </table:table-row>
        <table:table-row table:style-name="ro1">
          <table:table-cell table:style-name="ce10" table:number-columns-repeated="2"/>
          <table:table-cell table:style-name="ce11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6];[.B11];[.B20];[.B29];[.B41])" office:value-type="float" office:value="101" calcext:value-type="float">
            <text:p>101</text:p>
          </table:table-cell>
          <table:table-cell table:style-name="ce8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ttle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mage Flas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 Consumab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ed Backgroun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 Drop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er Attacki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:.B6])" office:value-type="float" office:value="5" calcext:value-type="float">
            <text:p>5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9" table:number-columns-repeated="2"/>
          <table: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tical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cl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 More Spells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0:.B14])" office:value-type="float" office:value="5" calcext:value-type="float">
            <text:p>5</text:p>
          </table:table-cell>
          <table:table-cell table:style-name="ce12"/>
          <table:table-cell table:style-name="ce9" table:number-columns-repeated="1021"/>
        </table:table-row>
        <table:table-row table:style-name="ro1">
          <table:table-cell/>
          <table:table-cell table:style-name="ce10"/>
          <table:table-cell table:style-name="ce11"/>
          <table:table-cell table:style-name="ce9" table:number-columns-repeated="1021"/>
        </table:table-row>
        <table:table-row table:style-name="ro1">
          <table:table-cell table:style-name="ce1" office:value-type="string" calcext:value-type="string">
            <text:p>Enemy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 More Enemies</text:p>
          </table:table-cell>
          <table:table-cell table:formula="of:=2.5*29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9:.B20])" office:value-type="float" office:value="75" calcext:value-type="float">
            <text:p>75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7];[.B16];[.B21])" office:value-type="float" office:value="85" calcext:value-type="float">
            <text:p>85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8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loyment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eployment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2:.B4])" office:value-type="float" office:value="30" calcext:value-type="float">
            <text:p>30</text:p>
          </table:table-cell>
          <table:table-cell table:style-name="ce5"/>
        </table:table-row>
        <table:table-row table:style-name="ro1">
          <table:table-cell table:style-name="ce5" table:number-columns-repeated="2"/>
          <table:table-cell table:style-name="ce8"/>
        </table:table-row>
      </table:table>
      <table:table table:name="GrandTotal" table:style-name="ta1">
        <table:table-column table:style-name="co2" table:number-columns-repeated="3" table:default-cell-style-name="ce13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rand Total</text:p>
          </table:table-cell>
          <table:table-cell table:formula="of:=SUM([$Gui.B14];[$Field.B44];[$Battle.B23];[$Deployment.B6])" office:value-type="float" office:value="245" calcext:value-type="float">
            <text:p>245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Bug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Priotiy (Very Low, Low, Medium, High, Very High)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efense Hang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Game hangs when selecting defend for character being attacked.</text:p>
          </table:table-cell>
        </table:table-row>
        <table:table-row table:style-name="ro1">
          <table:table-cell office:value-type="string" calcext:value-type="string">
            <text:p>Characters Disappear Earl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haracters in battle disappear before the battle screen fades out.</text:p>
          </table:table-cell>
        </table:table-row>
        <table:table-row table:style-name="ro1">
          <table:table-cell office:value-type="string" calcext:value-type="string">
            <text:p>Buy / Sell Excess Real Estate Graphic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Graphics for Various Button Sizes</text:p>
          </table:table-cell>
          <table:table-cell office:value-type="string" calcext:value-type="string">
            <text:p>Lo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08:42:18.6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15:28:31.416000000</meta:creation-date>
    <dc:date>2021-01-06T10:31:32.474000000</dc:date>
    <meta:editing-duration>P1DT24M23S</meta:editing-duration>
    <meta:editing-cycles>110</meta:editing-cycles>
    <meta:generator>LibreOffice/7.0.3.1$Windows_X86_64 LibreOffice_project/d7547858d014d4cf69878db179d326fc3483e082</meta:generator>
    <meta:document-statistic meta:table-count="6" meta:cell-count="191" meta:object-count="0"/>
  </office:meta>
</office:document-meta>
</file>